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915b1" officeooo:paragraph-rsid="001915b1"/>
    </style:style>
    <style:style style:name="P2" style:family="paragraph" style:parent-style-name="Standard">
      <style:text-properties officeooo:rsid="001915b1" officeooo:paragraph-rsid="001915b1"/>
    </style:style>
    <style:style style:name="P3" style:family="paragraph" style:parent-style-name="Text_20_body">
      <style:text-properties officeooo:rsid="001915b1" officeooo:paragraph-rsid="001915b1"/>
    </style:style>
    <style:style style:name="P4" style:family="paragraph" style:parent-style-name="Standard">
      <style:text-properties officeooo:paragraph-rsid="001915b1"/>
    </style:style>
    <style:style style:name="P5" style:family="paragraph" style:parent-style-name="Heading_20_2">
      <style:text-properties fo:font-weight="bold" officeooo:rsid="001915b1" officeooo:paragraph-rsid="001915b1" style:font-weight-asian="bold" style:font-weight-complex="bold"/>
    </style:style>
    <style:style style:name="P6" style:family="paragraph" style:parent-style-name="Standard">
      <style:text-properties fo:font-weight="bold" officeooo:rsid="001915b1" officeooo:paragraph-rsid="001915b1" style:font-weight-asian="bold" style:font-weight-complex="bold"/>
    </style:style>
    <style:style style:name="P7" style:family="paragraph" style:parent-style-name="Heading_20_2">
      <style:paragraph-properties fo:text-align="start" style:justify-single-word="false"/>
      <style:text-properties fo:font-weight="bold" officeooo:paragraph-rsid="001b3c4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1b3c45" style:font-weight-asian="bold" style:font-weight-complex="bold"/>
    </style:style>
    <style:style style:name="P9" style:family="paragraph" style:parent-style-name="Heading_20_2">
      <style:text-properties fo:font-size="18pt" fo:font-weight="bold" officeooo:rsid="001c741c" officeooo:paragraph-rsid="001c741c" style:font-size-asian="18pt" style:font-weight-asian="bold" style:font-size-complex="18pt" style:font-weight-complex="bold"/>
    </style:style>
    <style:style style:name="P10" style:family="paragraph" style:parent-style-name="Quotations">
      <style:text-properties fo:font-size="18pt" fo:font-weight="bold" officeooo:rsid="001b3c45" officeooo:paragraph-rsid="001b3c45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1b3c45" officeooo:paragraph-rsid="001b3c45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paragraph-rsid="001915b1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weight="bold" officeooo:paragraph-rsid="001b3c45" style:font-size-asian="18pt" style:font-weight-asian="bold" style:font-size-complex="18pt" style:font-weight-complex="bold"/>
    </style:style>
    <style:style style:name="P14" style:family="paragraph" style:parent-style-name="Quotations">
      <style:text-properties fo:font-size="18pt" fo:font-weight="normal" officeooo:rsid="001b3c45" officeooo:paragraph-rsid="001b3c45" style:font-size-asian="18pt" style:font-weight-asian="normal" style:font-size-complex="18pt" style:font-weight-complex="normal"/>
    </style:style>
    <style:style style:name="P15" style:family="paragraph" style:parent-style-name="Preformatted_20_Text">
      <style:paragraph-properties style:writing-mode="lr-tb"/>
    </style:style>
    <style:style style:name="P16" style:family="paragraph" style:parent-style-name="Preformatted_20_Text">
      <style:paragraph-properties fo:margin-top="0cm" fo:margin-bottom="0.499cm" style:contextual-spacing="false" style:writing-mode="lr-tb"/>
    </style:style>
    <style:style style:name="P17" style:family="paragraph" style:parent-style-name="Standard">
      <style:text-properties officeooo:paragraph-rsid="001915b1" fo:background-color="#ff0000"/>
    </style:style>
    <style:style style:name="P18" style:family="paragraph" style:parent-style-name="Standard">
      <style:text-properties officeooo:rsid="001915b1" officeooo:paragraph-rsid="001915b1" fo:background-color="#ff0000"/>
    </style:style>
    <style:style style:name="P19" style:family="paragraph" style:parent-style-name="Standard">
      <style:text-properties fo:font-weight="normal" officeooo:rsid="001915b1" officeooo:paragraph-rsid="001915b1" style:font-weight-asian="normal" style:font-weight-complex="normal"/>
    </style:style>
    <style:style style:name="P20" style:family="paragraph" style:parent-style-name="Text_20_body">
      <style:text-properties fo:font-weight="normal" officeooo:rsid="001915b1" officeooo:paragraph-rsid="001915b1" style:font-weight-asian="normal" style:font-weight-complex="normal"/>
    </style:style>
    <style:style style:name="P21" style:family="paragraph" style:parent-style-name="Standard">
      <style:text-properties fo:font-weight="normal" officeooo:rsid="001b3c45" officeooo:paragraph-rsid="001b3c4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paragraph-rsid="001b3c45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weight="normal" officeooo:paragraph-rsid="001b3c45" style:font-weight-asian="normal" style:font-weight-complex="normal"/>
    </style:style>
    <style:style style:name="P24" style:family="paragraph" style:parent-style-name="Standard">
      <style:text-properties fo:font-weight="normal" officeooo:rsid="001915b1" officeooo:paragraph-rsid="001915b1" fo:background-color="#ff000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paragraph-rsid="001b3c45" fo:background-color="#ff0000" style:font-weight-asian="normal" style:font-weight-complex="normal"/>
    </style:style>
    <style:style style:name="P26" style:family="paragraph" style:parent-style-name="Standard">
      <style:text-properties fo:font-size="20pt" fo:font-weight="bold" officeooo:paragraph-rsid="001915b1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b3c45" officeooo:paragraph-rsid="001b3c45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normal" officeooo:rsid="001b3c45" officeooo:paragraph-rsid="001b3c4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b3c45" officeooo:paragraph-rsid="001b3c45" fo:background-color="#ff0000" style:font-size-asian="10.5pt" style:font-weight-asian="normal" style:font-size-complex="12pt" style:font-weight-complex="normal"/>
    </style:style>
    <style:style style:name="P30" style:family="paragraph" style:parent-style-name="Heading_20_2">
      <style:text-properties officeooo:rsid="001915b1" officeooo:paragraph-rsid="001915b1"/>
    </style:style>
    <style:style style:name="P31" style:family="paragraph" style:parent-style-name="Quotations">
      <style:text-properties fo:font-size="12pt" fo:font-weight="normal" officeooo:rsid="001b3c45" officeooo:paragraph-rsid="001b3c45" style:font-size-asian="10.5pt" style:font-weight-asian="normal" style:font-size-complex="12pt" style:font-weight-complex="normal"/>
    </style:style>
    <style:style style:name="P32" style:family="paragraph" style:parent-style-name="Quotations">
      <style:text-properties fo:font-size="12pt" fo:font-weight="normal" officeooo:rsid="001c741c" officeooo:paragraph-rsid="001c741c" style:font-size-asian="10.5pt" style:font-weight-asian="normal" style:font-size-complex="12pt" style:font-weight-complex="normal"/>
    </style:style>
    <style:style style:name="P33" style:family="paragraph" style:parent-style-name="Quotations">
      <style:text-properties fo:font-size="12pt" fo:font-weight="bold" officeooo:rsid="001b3c45" officeooo:paragraph-rsid="001b3c45" style:font-size-asian="10.5pt" style:font-weight-asian="bold" style:font-size-complex="12pt" style:font-weight-complex="bold"/>
    </style:style>
    <style:style style:name="P34" style:family="paragraph" style:parent-style-name="Quotations">
      <style:text-properties fo:font-size="12pt" fo:font-weight="bold" officeooo:rsid="001c741c" officeooo:paragraph-rsid="001c741c" fo:background-color="#ff0000" style:font-size-asian="10.5pt" style:font-weight-asian="bold" style:font-size-complex="12pt" style:font-weight-complex="bold"/>
    </style:style>
    <style:style style:name="P35" style:family="paragraph" style:parent-style-name="Quotations">
      <style:text-properties fo:font-size="18pt" fo:font-weight="normal" officeooo:rsid="001b3c45" officeooo:paragraph-rsid="001b3c45" style:font-size-asian="18pt" style:font-weight-asian="normal" style:font-size-complex="18pt" style:font-weight-complex="normal"/>
    </style:style>
    <style:style style:name="P36" style:family="paragraph" style:parent-style-name="Quotations">
      <style:text-properties fo:font-size="18pt" fo:font-weight="normal" officeooo:rsid="001c741c" officeooo:paragraph-rsid="001c741c" style:font-size-asian="18pt" style:font-weight-asian="normal" style:font-size-complex="18pt" style:font-weight-complex="normal"/>
    </style:style>
    <style:style style:name="P37" style:family="paragraph" style:parent-style-name="Quotations">
      <style:text-properties fo:font-size="18pt" fo:font-weight="normal" officeooo:rsid="001d6383" officeooo:paragraph-rsid="001d6383" style:font-size-asian="18pt" style:font-weight-asian="normal" style:font-size-complex="18pt" style:font-weight-complex="normal"/>
    </style:style>
    <style:style style:name="P38" style:family="paragraph" style:parent-style-name="Quotations">
      <style:paragraph-properties fo:margin-left="0cm" fo:margin-right="1cm" fo:text-indent="0cm" style:auto-text-indent="false"/>
      <style:text-properties fo:font-size="18pt" fo:font-weight="normal" officeooo:rsid="001e7c65" officeooo:paragraph-rsid="001e7c65" style:font-size-asian="18pt" style:font-weight-asian="normal" style:font-size-complex="18pt" style:font-weight-complex="normal"/>
    </style:style>
    <style:style style:name="P39" style:family="paragraph" style:parent-style-name="Quotations">
      <style:text-properties fo:font-size="18pt" fo:font-weight="bold" officeooo:rsid="001d6383" officeooo:paragraph-rsid="001d6383" style:font-size-asian="18pt" style:font-weight-asian="bold" style:font-size-complex="18pt" style:font-weight-complex="bold"/>
    </style:style>
    <style:style style:name="P40" style:family="paragraph" style:parent-style-name="Quotations">
      <style:paragraph-properties fo:margin-left="0cm" fo:margin-right="1cm" fo:text-indent="0cm" style:auto-text-indent="false"/>
      <style:text-properties fo:font-size="18pt" fo:font-weight="bold" officeooo:rsid="001e7c65" officeooo:paragraph-rsid="001e7c65" style:font-size-asian="18pt" style:font-weight-asian="bold" style:font-size-complex="18pt" style:font-weight-complex="bold"/>
    </style:style>
    <style:style style:name="P41" style:family="paragraph" style:parent-style-name="Quotations">
      <style:text-properties fo:font-size="14pt" fo:font-weight="normal" officeooo:rsid="001d6383" officeooo:paragraph-rsid="001d6383" style:font-size-asian="12.25pt" style:font-weight-asian="normal" style:font-size-complex="14pt" style:font-weight-complex="normal"/>
    </style:style>
    <style:style style:name="P42" style:family="paragraph" style:parent-style-name="Quotations">
      <style:text-properties fo:font-size="14pt" fo:font-weight="normal" officeooo:rsid="001dbc43" officeooo:paragraph-rsid="001dbc43" style:font-size-asian="12.25pt" style:font-weight-asian="normal" style:font-size-complex="14pt" style:font-weight-complex="normal"/>
    </style:style>
    <style:style style:name="P43" style:family="paragraph" style:parent-style-name="Quotations">
      <style:text-properties fo:font-size="14pt" fo:font-weight="normal" officeooo:rsid="001d6383" officeooo:paragraph-rsid="001d6383" style:font-size-asian="14pt" style:font-weight-asian="normal" style:font-size-complex="14pt" style:font-weight-complex="normal"/>
    </style:style>
    <style:style style:name="P44" style:family="paragraph" style:parent-style-name="Quotations">
      <style:text-properties fo:font-size="14pt" fo:font-weight="normal" officeooo:rsid="001e7c65" officeooo:paragraph-rsid="001e7c65" style:font-size-asian="14pt" style:font-weight-asian="normal" style:font-size-complex="14pt" style:font-weight-complex="normal"/>
    </style:style>
    <style:style style:name="P45" style:family="paragraph" style:parent-style-name="Quotations">
      <style:text-properties fo:font-size="14pt" fo:font-weight="normal" officeooo:rsid="001b3c45" officeooo:paragraph-rsid="001b3c45" style:font-size-asian="14pt" style:font-weight-asian="normal" style:font-size-complex="14pt" style:font-weight-complex="normal"/>
    </style:style>
    <style:style style:name="P46" style:family="paragraph" style:parent-style-name="Quotations">
      <style:text-properties fo:font-size="14pt" fo:font-weight="bold" officeooo:rsid="001dbc43" officeooo:paragraph-rsid="001dbc43" style:font-size-asian="12.25pt" style:font-weight-asian="bold" style:font-size-complex="14pt" style:font-weight-complex="bold"/>
    </style:style>
    <style:style style:name="P47" style:family="paragraph" style:parent-style-name="Quotations">
      <style:paragraph-properties fo:margin-left="0cm" fo:margin-right="1cm" fo:text-indent="0cm" style:auto-text-indent="false"/>
      <style:text-properties fo:font-size="14pt" fo:font-weight="bold" officeooo:rsid="001d6383" officeooo:paragraph-rsid="001d6383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1b3c45" officeooo:paragraph-rsid="001b3c4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officeooo:paragraph-rsid="001b3c45"/>
    </style:style>
    <style:style style:name="P50" style:family="paragraph" style:parent-style-name="Text_20_body" style:list-style-name="L1"/>
    <style:style style:name="P51" style:family="paragraph" style:parent-style-name="Text_20_body" style:list-style-name="L2"/>
    <style:style style:name="P52" style:family="paragraph" style:parent-style-name="Text_20_body" style:list-style-name="L3"/>
    <style:style style:name="P53" style:family="paragraph" style:parent-style-name="Text_20_body" style:list-style-name="L4"/>
    <style:style style:name="P54" style:family="paragraph" style:parent-style-name="Text_20_body" style:list-style-name="L5"/>
    <style:style style:name="P55" style:family="paragraph" style:parent-style-name="Text_20_body" style:list-style-name="L6"/>
    <style:style style:name="P56" style:family="paragraph" style:parent-style-name="Text_20_body" style:list-style-name="L7"/>
    <style:style style:name="P57" style:family="paragraph" style:parent-style-name="Text_20_body" style:list-style-name="L8"/>
    <style:style style:name="P58" style:family="paragraph" style:parent-style-name="Text_20_body" style:list-style-name="L9"/>
    <style:style style:name="P59" style:family="paragraph" style:parent-style-name="Text_20_body" style:list-style-name="L10"/>
    <style:style style:name="P60" style:family="paragraph" style:parent-style-name="Text_20_body">
      <style:text-properties fo:font-size="14pt" fo:font-weight="normal" officeooo:rsid="001d6383" officeooo:paragraph-rsid="001d6383" style:font-size-asian="12.25pt" style:font-weight-asian="normal" style:font-size-complex="14pt" style:font-weight-complex="normal"/>
    </style:style>
    <style:style style:name="P61" style:family="paragraph" style:parent-style-name="Text_20_body" style:list-style-name="L9">
      <style:text-properties fo:font-size="14pt" style:font-size-asian="14pt" style:font-size-complex="14pt"/>
    </style:style>
    <style:style style:name="T1" style:family="text">
      <style:text-properties officeooo:rsid="001915b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ff0000" loext:char-shading-value="0"/>
    </style:style>
    <style:style style:name="T4" style:family="text">
      <style:text-properties officeooo:rsid="001a067d"/>
    </style:style>
    <style:style style:name="T5" style:family="text">
      <style:text-properties officeooo:rsid="001b3c45"/>
    </style:style>
    <style:style style:name="T6" style:family="text">
      <style:text-properties fo:font-size="12pt" fo:font-weight="normal" officeooo:rsid="001b3c45" style:font-size-asian="10.5pt" style:font-weight-asian="normal" style:font-size-complex="12pt" style:font-weight-complex="normal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fo:font-weight="bold" style:font-size-asian="10.5pt" style:font-weight-asian="bold" style:font-size-complex="12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size-asian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O que é um “componente React”</text:h>
      <text:p text:style-name="Text_20_body">No teu projeto, tudo que termina com <text:span text:style-name="Source_20_Text">.jsx</text:span> é um <text:span text:style-name="Strong_20_Emphasis">componente</text:span>.</text:p>
      <text:p text:style-name="Text_20_body">Exemplo: <text:span text:style-name="Source_20_Text">PomodoroPage.jsx</text:span>, <text:span text:style-name="Source_20_Text">NotesPage.jsx</text:span>, <text:span text:style-name="Source_20_Text">Header.jsx</text:span>, etc.</text:p>
      <text:p text:style-name="Text_20_body">Um componente React é uma <text:span text:style-name="Strong_20_Emphasis">função JavaScript que retorna HTML</text:span> (na verdade, JSX).</text:p>
      <text:p text:style-name="P4"/>
      <text:p text:style-name="P17">import React, { useState, useEffect } from "react";</text:p>
      <text:p text:style-name="P17">import styles from "./PomodoroPage.module.css";</text:p>
      <text:p text:style-name="P4"><text:span text:style-name="T3">import { taskService } from "../services/taskService"</text:span>;</text:p>
      <text:p text:style-name="P4"/>
      <text:p text:style-name="P3">Isso faz 3 coisas:</text:p>
      <text:list text:style-name="L1">
        <text:list-item>
          <text:p text:style-name="P50">importa o <text:span text:style-name="Strong_20_Emphasis">React e os hooks</text:span> (ferramentas de estado e ciclo de vida);</text:p>
        </text:list-item>
        <text:list-item>
          <text:p text:style-name="P50">importa o <text:span text:style-name="Strong_20_Emphasis">CSS modular</text:span> pra estilizar o componente;</text:p>
        </text:list-item>
        <text:list-item>
          <text:p text:style-name="P50">importa o <text:span text:style-name="Strong_20_Emphasis">service</text:span> (código que fala com o backend)</text:p>
        </text:list-item>
      </text:list>
      <text:p text:style-name="P2"/>
      <text:h text:style-name="P1" text:outline-level="2">useState — controlando valores na tela</text:h>
      <text:p text:style-name="Text_20_body">React trabalha com <text:span text:style-name="Strong_20_Emphasis">estado</text:span>: variáveis que, quando mudam, fazem a tela se atualizar.</text:p>
      <text:p text:style-name="P2"/>
      <text:p text:style-name="P2">Ex do pomodoro:</text:p>
      <text:p text:style-name="P2"/>
      <text:p text:style-name="P18">const [timeLeft, setTimeLeft] = useState(25 * 60);</text:p>
      <text:p text:style-name="P18">const [isRunning, setIsRunning] = useState(false);</text:p>
      <text:p text:style-name="P2"/>
      <text:p text:style-name="P3"><text:span text:style-name="Source_20_Text">timeLeft</text:span> → guarda o tempo restante (em segundos);</text:p>
      <text:list text:style-name="L2">
        <text:list-item>
          <text:p text:style-name="P51"><text:span text:style-name="Source_20_Text">setTimeLeft</text:span> → é a função que altera esse valor;</text:p>
        </text:list-item>
      </text:list>
      <text:list text:style-name="L3">
        <text:list-item>
          <text:p text:style-name="P52"><text:span text:style-name="Source_20_Text">useState(25 * 60)</text:span> → define o valor inicial (25 minutos).</text:p>
        </text:list-item>
      </text:list>
      <text:p text:style-name="P2"><text:span text:style-name="Strong_20_Emphasis">Toda vez que você usar </text:span><text:span text:style-name="Strong_20_Emphasis"><text:span text:style-name="Source_20_Text">setTimeLeft</text:span></text:span>, o React <text:span text:style-name="Strong_20_Emphasis">re-renderiza o componente</text:span> — ou seja, <text:span text:style-name="Strong_20_Emphasis">recria o HTML</text:span> com o novo valor.</text:p>
      <text:p text:style-name="P2"/>
      <text:p text:style-name="P2">Ex:</text:p>
      <text:p text:style-name="P2"/>
      <text:p text:style-name="P6">setTImeLeft(timeLeft -1)</text:p>
      <text:p text:style-name="P6"/>
      <text:p text:style-name="P19">isso faz o react redesenhar a tela mostrando o tempo atualizado.</text:p>
      <text:p text:style-name="P19"/>
      <text:h text:style-name="P5" text:outline-level="2">useEffect — reagindo a eventos do ciclo de vida</text:h>
      <text:p text:style-name="Text_20_body">O <text:span text:style-name="Source_20_Text">useEffect</text:span> serve pra <text:span text:style-name="Strong_20_Emphasis">executar ações quando algo muda</text:span> (ou quando o componente aparece na tela).</text:p>
      <text:p text:style-name="P19"/>
      <text:p text:style-name="P19"/>
      <text:p text:style-name="P24"><text:soft-page-break/>useEffect(() =&gt; {</text:p>
      <text:p text:style-name="P24"><text:s text:c="2"/>loadTasks();</text:p>
      <text:p text:style-name="P24">}, []);</text:p>
      <text:p text:style-name="P19"/>
      <text:p text:style-name="P19"/>
      <text:p text:style-name="P19"/>
      <text:p text:style-name="P20">Esse efeito roda <text:span text:style-name="Strong_20_Emphasis">só uma vez</text:span>, quando a página carrega (por causa do <text:span text:style-name="Source_20_Text">[]</text:span>);</text:p>
      <text:list text:style-name="L4">
        <text:list-item>
          <text:p text:style-name="P53">ele chama <text:span text:style-name="Source_20_Text">loadTasks()</text:span> — que busca as tarefas do backend (<text:span text:style-name="Source_20_Text">GET /tasks</text:span>).</text:p>
        </text:list-item>
      </text:list>
      <text:p text:style-name="Text_20_body"><text:s/>pensa no <text:span text:style-name="Source_20_Text">useEffect</text:span> como o “<text:span text:style-name="Strong_20_Emphasis">onLoad</text:span>” do React.</text:p>
      <text:p text:style-name="P19"/>
      <text:p text:style-name="P19"/>
      <text:p text:style-name="P12"><text:span text:style-name="T1">C</text:span>omunicação com backend (via taskService)</text:p>
      <text:p text:style-name="P26"/>
      <text:p text:style-name="Text_20_body">No React, a forma de pegar ou enviar dados pra API é usando <text:span text:style-name="Strong_20_Emphasis">fetch ou axios</text:span>.</text:p>
      <text:p text:style-name="P19"/>
      <text:p text:style-name="P19">Nós criamos o arquivo taskService.js que centraliza todos os dados e depois no frontend basta chamar a referencia, por ex:<text:line-break/><text:line-break/><text:span text:style-name="T2">TaskService.js</text:span></text:p>
      <text:p text:style-name="P24"/>
      <text:p text:style-name="P24">const API_BASE_URL = "<text:a xlink:type="simple" xlink:href="http://localhost:3001/" text:style-name="Internet_20_link" text:visited-style-name="Visited_20_Internet_20_Link">http://localhost:3001</text:a>"; // <text:span text:style-name="T4">ISSO É NOSSO SERVIDOR BACKEND</text:span></text:p>
      <text:p text:style-name="P24"/>
      <text:p text:style-name="P24">export const taskService = {</text:p>
      <text:p text:style-name="P24"><text:s text:c="2"/>async getTasks() {</text:p>
      <text:p text:style-name="P24"><text:s text:c="4"/>const res = await fetch(`${API_BASE_URL}/tasks`);</text:p>
      <text:p text:style-name="P24"><text:s text:c="4"/>return await res.json();</text:p>
      <text:p text:style-name="P24"><text:s text:c="2"/>},</text:p>
      <text:p text:style-name="P24">};</text:p>
      <text:p text:style-name="P19"/>
      <text:p text:style-name="P6">React:</text:p>
      <text:p text:style-name="P19"/>
      <text:p text:style-name="P6">const tasks = await taskService.getTasks()</text:p>
      <text:p text:style-name="P19"/>
      <text:p text:style-name="P21">assim já recebemos os dados prontos com o fetch.</text:p>
      <text:p text:style-name="P21"/>
      <text:p text:style-name="P11">Renderização dinâmica</text:p>
      <text:p text:style-name="P11"/>
      <text:p text:style-name="P27">Olhe este exemplo:</text:p>
      <text:p text:style-name="P27"/>
      <text:p text:style-name="P29">&lt;div className={styles.taskList}&gt;</text:p>
      <text:p text:style-name="P29"><text:s text:c="2"/>{tasks.filter(t =&gt; !t.completed).map(task =&gt; (</text:p>
      <text:p text:style-name="P29"><text:s text:c="4"/>&lt;button key={task._id} className={styles.taskBtn}&gt;</text:p>
      <text:p text:style-name="P29"><text:s text:c="6"/>{task.name}</text:p>
      <text:p text:style-name="P29"><text:s text:c="4"/>&lt;/button&gt;</text:p>
      <text:p text:style-name="P29"><text:s text:c="2"/>))}</text:p>
      <text:p text:style-name="P29">&lt;/div&gt;</text:p>
      <text:p text:style-name="P27"/>
      <text:p text:style-name="P28"><text:soft-page-break/>Isso é o <text:span text:style-name="Strong_20_Emphasis">poder do React</text:span>:</text:p>
      <text:list text:style-name="L5">
        <text:list-item>
          <text:p text:style-name="P54"><text:span text:style-name="Source_20_Text">.map()</text:span> percorre o array <text:span text:style-name="Source_20_Text">tasks</text:span> e <text:span text:style-name="Strong_20_Emphasis">gera automaticamente um botão pra cada tarefa</text:span>;</text:p>
        </text:list-item>
        <text:list-item>
          <text:p text:style-name="P54">se uma tarefa for adicionada → o React <text:span text:style-name="Strong_20_Emphasis">redesenha só essa parte</text:span> da tela;</text:p>
        </text:list-item>
        <text:list-item>
          <text:p text:style-name="P54">o <text:span text:style-name="Source_20_Text">key={task._id}</text:span> serve pro React saber qual elemento atualizar.</text:p>
        </text:list-item>
      </text:list>
      <text:p text:style-name="P27"/>
      <text:p text:style-name="P27">Ou seja, </text:p>
      <text:p text:style-name="P49"/>
      <text:p text:style-name="P8">React não precisa recarregar a página — ele só muda o que mudou.</text:p>
      <text:p text:style-name="P22"/>
      <text:h text:style-name="P7" text:outline-level="2">Controle de fluxo (condições no JSX)</text:h>
      <text:p text:style-name="P23"/>
      <text:p text:style-name="P15"><text:span text:style-name="Source_20_Text"><text:span text:style-name="T3">{selectedTask &amp;&amp; (</text:span></text:span></text:p>
      <text:p text:style-name="P15"><text:span text:style-name="Source_20_Text"><text:span text:style-name="T3"><text:s text:c="2"/>&lt;div className={styles.selectedTask}&gt;</text:span></text:span></text:p>
      <text:p text:style-name="P15"><text:span text:style-name="Source_20_Text"><text:span text:style-name="T3"><text:s text:c="4"/>&lt;span className={styles.taskName}&gt;{selectedTask.name}&lt;/span&gt;</text:span></text:span></text:p>
      <text:p text:style-name="P15"><text:span text:style-name="Source_20_Text"><text:span text:style-name="T3"><text:s text:c="2"/>&lt;/div&gt;</text:span></text:span></text:p>
      <text:p text:style-name="P16"><text:span text:style-name="Source_20_Text"><text:span text:style-name="T3">)}</text:span></text:span></text:p>
      <text:p text:style-name="Text_20_body"><text:span text:style-name="T5">I</text:span>sso significa:</text:p>
      <text:list text:style-name="L6">
        <text:list-item>
          <text:p text:style-name="P55">se <text:span text:style-name="Source_20_Text">selectedTask</text:span> existir, mostra o HTML;</text:p>
        </text:list-item>
        <text:list-item>
          <text:p text:style-name="P55">se for <text:span text:style-name="Source_20_Text">null</text:span>, não mostra nada.</text:p>
        </text:list-item>
      </text:list>
      <text:p text:style-name="Text_20_body"><text:s/>isso é <text:span text:style-name="Strong_20_Emphasis">renderização condicional</text:span>.</text:p>
      <text:p text:style-name="P13">Timer Pomodoro <text:s/>- <text:span text:style-name="T5">aprendendo sua lógica</text:span></text:p>
      <text:p text:style-name="P22"/>
      <text:p text:style-name="P25">useEffect(() =&gt; {</text:p>
      <text:p text:style-name="P25"><text:s text:c="2"/>let interval = null;</text:p>
      <text:p text:style-name="P25"><text:s text:c="2"/>if (isRunning &amp;&amp; timeLeft &gt; 0) {</text:p>
      <text:p text:style-name="P25"><text:s text:c="4"/>interval = setInterval(() =&gt; setTimeLeft(t =&gt; t - 1), 1000);</text:p>
      <text:p text:style-name="P25"><text:s text:c="2"/>} else if (timeLeft === 0) {</text:p>
      <text:p text:style-name="P25"><text:s text:c="4"/>setIsRunning(false);</text:p>
      <text:p text:style-name="P25"><text:s text:c="2"/>}</text:p>
      <text:p text:style-name="P25"><text:s text:c="2"/>return () =&gt; clearInterval(interval);</text:p>
      <text:p text:style-name="P25">}, [isRunning, timeLeft]);</text:p>
      <text:p text:style-name="P22"/>
      <text:p text:style-name="P23">isso cria um <text:span text:style-name="Strong_20_Emphasis">timer que atualiza o estado a cada segundo</text:span>.</text:p>
      <text:list text:style-name="L7">
        <text:list-item>
          <text:p text:style-name="P56"><text:span text:style-name="Source_20_Text">isRunning</text:span> controla se o timer está ligado;</text:p>
        </text:list-item>
        <text:list-item>
          <text:p text:style-name="P56"><text:span text:style-name="Source_20_Text">timeLeft</text:span> vai diminuindo;</text:p>
        </text:list-item>
        <text:list-item>
          <text:p text:style-name="P56">o React atualiza a tela toda vez que <text:span text:style-name="Source_20_Text">timeLeft</text:span> muda;</text:p>
        </text:list-item>
        <text:list-item>
          <text:p text:style-name="P56">quando chega a 0, ele pausa automaticamente.</text:p>
        </text:list-item>
      </text:list>
      <text:p text:style-name="Text_20_body"><text:span text:style-name="Source_20_Text"><text:span text:style-name="T2">useEffect</text:span></text:span><text:span text:style-name="T2"> com dependências (</text:span><text:span text:style-name="Source_20_Text"><text:span text:style-name="T2">[isRunning, timeLeft]</text:span></text:span><text:span text:style-name="T2">) significa:</text:span></text:p>
      <text:p text:style-name="Quotations">“roda esse código sempre que <text:span text:style-name="Source_20_Text">isRunning</text:span> ou <text:span text:style-name="Source_20_Text">timeLeft</text:span> mudar”.</text:p>
      <text:p text:style-name="P10"><text:soft-page-break/>Sons e efeitos (DOM + áudio)</text:p>
      <text:p text:style-name="P31">Para usar sons, usamos a API nativa do navegador:</text:p>
      <text:p text:style-name="P33">const playSound = (src) =&gt; {</text:p>
      <text:p text:style-name="P33"><text:s text:c="2"/>const audio = new Audio(src)</text:p>
      <text:p text:style-name="P33"><text:s text:c="2"/>audio.volume = 0.7</text:p>
      <text:p text:style-name="P33"><text:s text:c="2"/>audio.play().catch(() =&gt; {})</text:p>
      <text:p text:style-name="P33">}</text:p>
      <text:p text:style-name="P14"><text:span text:style-name="T7">o </text:span><text:span text:style-name="T8">newAudio() </text:span><text:span text:style-name="T7">cria um elemento </text:span><text:span text:style-name="T8">&lt;audio&gt;</text:span><text:span text:style-name="T7"> invisível e toca o som</text:span></text:p>
      <text:p text:style-name="P14"/>
      <text:p text:style-name="P32">Então quando o timer inicia:</text:p>
      <text:p text:style-name="P34">const startTimer = () =&gt; {</text:p>
      <text:p text:style-name="P34"><text:s text:c="2"/>playSound(startSound)</text:p>
      <text:p text:style-name="P34"><text:s text:c="2"/>setIsRunning(true)</text:p>
      <text:p text:style-name="P34">}</text:p>
      <text:p text:style-name="P32">Você muda o estado e toca o som ao mesmo tempo.</text:p>
      <text:h text:style-name="P9" text:outline-level="2">O ciclo completo de dados</text:h>
      <text:p text:style-name="Text_20_body">teu React faz esse ciclo o tempo todo:</text:p>
      <text:list text:style-name="L8">
        <text:list-item>
          <text:p text:style-name="P57">página abre → <text:span text:style-name="Source_20_Text">useEffect</text:span> chama <text:span text:style-name="Source_20_Text">loadTasks()</text:span></text:p>
        </text:list-item>
        <text:list-item>
          <text:p text:style-name="P57"><text:span text:style-name="Source_20_Text">loadTasks()</text:span> → chama <text:span text:style-name="Source_20_Text">taskService.getTasks()</text:span></text:p>
        </text:list-item>
        <text:list-item>
          <text:p text:style-name="P57">taskService → pede dados pro backend</text:p>
        </text:list-item>
        <text:list-item>
          <text:p text:style-name="P57">backend → busca no MongoDB e retorna JSON</text:p>
        </text:list-item>
        <text:list-item>
          <text:p text:style-name="P57">React recebe os dados → <text:span text:style-name="Source_20_Text">setTasks()</text:span> atualiza o estado</text:p>
        </text:list-item>
        <text:list-item>
          <text:p text:style-name="P57">React redesenha a tela mostrando as tarefas</text:p>
        </text:list-item>
      </text:list>
      <text:p text:style-name="P36"/>
      <text:p text:style-name="P32">O react é baseado desta maneira, nós sempre apenas mudamos o estado, e o React atualiza tudo sozinho.</text:p>
      <text:p text:style-name="P14"><text:soft-page-break/></text:p>
      <text:p text:style-name="P37">Construindo login de usuarios<text:span text:style-name="T7"/></text:p>
      <text:p text:style-name="P43"/>
      <text:p text:style-name="P47">Frontend (React)<text:span text:style-name="T7"/></text:p>
      <text:p text:style-name="P60"><text:span text:style-name="T10">Página de cadastro (</text:span><text:span text:style-name="Source_20_Text"><text:span text:style-name="T10">Register.jsx</text:span></text:span><text:span text:style-name="T10">)</text:span><text:span text:style-name="T7"/></text:p>
      <text:list text:style-name="L9">
        <text:list-item>
          <text:p text:style-name="P58"><text:span text:style-name="T9">Página de login (</text:span><text:span text:style-name="Source_20_Text"><text:span text:style-name="T9">Login.jsx</text:span></text:span><text:span text:style-name="T9">)</text:span><text:span text:style-name="T7"/></text:p>
        </text:list-item>
        <text:list-item>
          <text:p text:style-name="P58"><text:span text:style-name="T9">Guardar o token JWT no </text:span><text:span text:style-name="Source_20_Text"><text:span text:style-name="T9">localStorage</text:span></text:span><text:span text:style-name="T7"/></text:p>
        </text:list-item>
        <text:list-item>
          <text:p text:style-name="P61">Proteger rotas (ex: só ver tarefas se estiver logado)<text:span text:style-name="T7"/></text:p>
        </text:list-item>
      </text:list>
      <text:p text:style-name="Text_20_body"><text:span text:style-name="Strong_20_Emphasis"><text:span text:style-name="T9">Backend (Node.js + Express + MongoDB):</text:span></text:span><text:span text:style-name="T7"/></text:p>
      <text:list text:style-name="L10">
        <text:list-item>
          <text:p text:style-name="P59"><text:span text:style-name="T9">Rota de </text:span><text:span text:style-name="Strong_20_Emphasis"><text:span text:style-name="T9">registro</text:span></text:span><text:span text:style-name="T9"> → cria usuário</text:span><text:span text:style-name="T7"/></text:p>
        </text:list-item>
        <text:list-item>
          <text:p text:style-name="P59"><text:span text:style-name="T9">Rota de </text:span><text:span text:style-name="Strong_20_Emphasis"><text:span text:style-name="T9">login</text:span></text:span><text:span text:style-name="T9"> → valida senha e devolve JWT</text:span><text:span text:style-name="T7"/></text:p>
        </text:list-item>
        <text:list-item>
          <text:p text:style-name="P59"><text:span text:style-name="T9">Middleware de </text:span><text:span text:style-name="Strong_20_Emphasis"><text:span text:style-name="T9">autenticação</text:span></text:span><text:span text:style-name="T9"> → verifica token em cada requisição</text:span><text:span text:style-name="T7"/></text:p>
        </text:list-item>
        <text:list-item>
          <text:p text:style-name="P59"><text:span text:style-name="T9">Alterar rotas de tarefas pra funcionar </text:span><text:span text:style-name="Strong_20_Emphasis"><text:span text:style-name="T9">por usuário logado</text:span></text:span><text:span text:style-name="T7"/></text:p>
        </text:list-item>
      </text:list>
      <text:p text:style-name="P41"/>
      <text:p text:style-name="P39">Conceito Base: JWT e autenticação<text:span text:style-name="T7"/></text:p>
      <text:p text:style-name="P41">O que acontece num sistema de login é:<text:span text:style-name="T7"/></text:p>
      <text:p text:style-name="P41">1. usuario envia e-mail e senha para backend<text:span text:style-name="T7"/></text:p>
      <text:p text:style-name="P41">2. backend valida a senha e devolve um token JWT(Json Web Token)<text:span text:style-name="T7"/></text:p>
      <text:p text:style-name="P41">3. o frontend guarda esse token (geralmente no localStorage)<text:span text:style-name="T7"/></text:p>
      <text:p text:style-name="P41">4. em todas requisições futuras, o frontend envia o token no header:<text:span text:style-name="T7"/></text:p>
      <text:p text:style-name="P46">makefile: Authorization: Bearer &lt;token&gt;<text:span text:style-name="T7"/></text:p>
      <text:p text:style-name="P42">5. O backend usa esse token para saber quem é o usuario logado<text:span text:style-name="T7"/></text:p>
      <text:p text:style-name="P14"/>
      <text:p text:style-name="P38"/>
      <text:p text:style-name="P40"><text:soft-page-break/>Criando o modelo de usuário no backend<text:span text:style-name="T7"/></text:p>
      <text:p text:style-name="P44">Aqui usamos o bcrypy para criptografar senhas (ninguém ve a senha real no banco de dados)<text:span text:style-name="T7"/></text:p>
      <text:p text:style-name="P44">E o hook .pre(‘save’) executa antes de salvar o documento no MongoDB<text:span text:style-name="T7"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2:24:40.011529130</meta:creation-date>
    <dc:date>2025-10-21T13:43:50.667067731</dc:date>
    <meta:editing-duration>PT1H16M57S</meta:editing-duration>
    <meta:editing-cycles>8</meta:editing-cycles>
    <meta:generator>LibreOffice/7.4.7.2$Linux_X86_64 LibreOffice_project/40$Build-2</meta:generator>
    <meta:document-statistic meta:table-count="0" meta:image-count="0" meta:object-count="0" meta:page-count="6" meta:paragraph-count="131" meta:word-count="878" meta:character-count="5391" meta:non-whitespace-character-count="4594"/>
  </office:meta>
</office:document-meta>
</file>